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/>
    <style:font-face style:name="Nimbus Mono PS1" svg:font-family="'Nimbus Mono PS'" style:font-pitch="fixed"/>
    <style:font-face style:name="Liberation Sans1" svg:font-family="'Liberation Sans'" style:font-pitch="variable"/>
    <style:font-face style:name="Lohit Devanagari" svg:font-family="'Lohit Devanagari'" style:font-pitch="variable"/>
    <style:font-face style:name="Luxi Sans" svg:font-family="'Luxi Sans', 'Times New Roman'" style:font-pitch="variable"/>
    <style:font-face style:name="Nimbus Mono PS" svg:font-family="'Nimbus Mono PS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5cm"/>
      <style:paragraph-properties style:writing-mode="lr-tb"/>
    </style:style>
    <style:style style:name="gr3" style:family="graphic" style:parent-style-name="standard">
      <style:graphic-properties draw:stroke="none" draw:fill="solid" draw:fill-color="#eeeeee" fo:min-height="5.15cm"/>
      <style:paragraph-properties style:writing-mode="lr-tb"/>
    </style:style>
    <style:style style:name="gr4" style:family="graphic" style:parent-style-name="standard">
      <style:graphic-properties draw:stroke="none" draw:fill="solid" draw:fill-color="#eeeeee" fo:min-height="5.15cm" draw:shadow="hidden"/>
      <style:paragraph-properties style:writing-mode="lr-tb"/>
    </style:style>
    <style:style style:name="gr5" style:family="graphic" style:parent-style-name="standard">
      <style:graphic-properties draw:stroke="none" draw:fill="solid" draw:fill-color="#eeeeee" fo:min-height="5.95cm"/>
      <style:paragraph-properties style:writing-mode="lr-tb"/>
    </style:style>
    <style:style style:name="gr6" style:family="graphic" style:parent-style-name="standard">
      <style:graphic-properties draw:stroke="none" draw:fill="solid" draw:fill-color="#eeeeee" fo:min-height="8.55cm"/>
      <style:paragraph-properties style:writing-mode="lr-tb"/>
    </style:style>
    <style:style style:name="gr7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Default-title">
      <style:graphic-properties draw:auto-grow-height="true" fo:min-height="0.572cm"/>
      <style:paragraph-properties style:writing-mode="lr-tb"/>
    </style:style>
    <style:style style:name="pr2" style:family="presentation" style:parent-style-name="Default-subtitle">
      <style:graphic-properties draw:fill="solid" draw:fill-color="#5983b0" fo:min-height="14cm"/>
      <style:paragraph-properties style:writing-mode="lr-tb"/>
    </style:style>
    <style:style style:name="pr3" style:family="presentation" style:parent-style-name="Default-subtitle">
      <style:graphic-properties draw:fill="solid" draw:fill-color="#ffffff" fo:min-height="13.8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fill="solid" draw:fill-color="#b4c7dc" draw:auto-grow-height="true" fo:min-height="1.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5983b0"/>
      <style:paragraph-properties fo:text-align="start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solid" draw:fill-color="#ffffff"/>
      <style:paragraph-properties fo:text-align="start" style:writing-mode="lr-tb"/>
      <style:text-properties fo:font-size="10.5pt" style:text-underline-style="solid" style:text-underline-width="auto" style:text-underline-color="font-color" style:font-size-asian="10.5pt" style:font-size-complex="10.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42cm" fo:margin-bottom="0.35cm" fo:text-align="center"/>
    </style:style>
    <style:style style:name="P10" style:family="paragraph">
      <loext:graphic-properties draw:fill="none"/>
      <style:paragraph-properties fo:margin-top="0.42cm" fo:margin-bottom="0.35cm" fo:text-align="center" style:writing-mode="lr-tb"/>
      <style:text-properties fo:font-size="10pt" style:text-underline-style="solid" style:text-underline-width="auto" style:text-underline-color="font-color" fo:background-color="#dddddd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2" style:family="paragraph">
      <loext:graphic-properties draw:fill="solid" draw:fill-color="#eeeeee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0pt" style:text-underline-style="solid" style:text-underline-width="auto" style:text-underline-color="font-color" fo:background-color="#dddddd" style:font-size-asian="10pt" style:font-size-complex="10pt"/>
    </style:style>
    <style:style style:name="P15" style:family="paragraph">
      <loext:graphic-properties draw:fill="solid" draw:fill-color="#eeeeee"/>
      <style:paragraph-properties style:writing-mode="lr-tb"/>
      <style:text-properties style:font-name="Nimbus Mono PS1" fo:font-size="15pt" fo:background-color="#b2b2b2" style:font-size-asian="15pt" style:font-size-complex="15pt"/>
    </style:style>
    <style:style style:name="P16" style:family="paragraph">
      <loext:graphic-properties draw:fill="solid" draw:fill-color="#eeeeee"/>
      <style:paragraph-properties fo:text-align="center" style:writing-mode="lr-tb"/>
    </style:style>
    <style:style style:name="P17" style:family="paragraph">
      <loext:graphic-properties draw:fill="solid" draw:fill-color="#eeeeee"/>
      <style:paragraph-properties fo:text-align="center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P18" style:family="paragraph">
      <loext:graphic-properties draw:fill="solid" draw:fill-color="#b4c7dc"/>
      <style:paragraph-properties fo:text-align="start" style:writing-mode="lr-tb"/>
      <style:text-properties fo:font-size="10pt" style:font-size-asian="10pt" style:font-size-complex="10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loext:graphic-properties draw:fill="none"/>
      <style:text-properties fo:font-size="12pt" style:font-size-asian="12pt" style:font-size-complex="12pt"/>
    </style:style>
    <style:style style:name="P21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eeeee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eeeeee" fo:font-size="7pt" style:text-underline-style="none" style:font-size-asian="7pt" style:font-size-complex="7pt"/>
    </style:style>
    <style:style style:name="T4" style:family="text">
      <style:text-properties fo:color="#eeeeee" style:font-name="Ubuntu" fo:font-size="7pt" style:text-underline-style="none" style:font-size-asian="7pt" style:font-size-complex="7pt"/>
    </style:style>
    <style:style style:name="T5" style:family="text">
      <style:text-properties fo:color="#eeeeee" style:font-name="Ubuntu" fo:font-size="7pt" style:text-underline-style="none" fo:font-weight="bold" style:font-size-asian="7pt" style:font-weight-asian="bold" style:font-size-complex="7pt" style:font-weight-complex="bold"/>
    </style:style>
    <style:style style:name="T6" style:family="text">
      <style:text-properties fo:color="#eeeeee" fo:font-size="10pt" style:text-underline-style="none" style:font-size-asian="10pt" style:font-size-complex="10pt"/>
    </style:style>
    <style:style style:name="T7" style:family="text">
      <style:text-properties fo:color="#eeeeee" fo:font-size="7pt" style:text-underline-style="none" fo:font-weight="bold" style:font-size-asian="7pt" style:font-weight-asian="bold" style:font-size-complex="7pt" style:font-weight-complex="bold"/>
    </style:style>
    <style:style style:name="T8" style:family="text">
      <style:text-properties fo:color="#eeeeee" fo:font-size="6pt" style:text-underline-style="none" style:font-size-asian="6pt" style:font-size-complex="6pt"/>
    </style:style>
    <style:style style:name="T9" style:family="text">
      <style:text-properties fo:font-size="10pt" style:text-underline-style="none" style:font-size-asian="10pt" style:font-size-complex="10pt"/>
    </style:style>
    <style:style style:name="T10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0.5pt" style:font-style-asian="normal" style:font-weight-asian="normal" style:font-name-complex="Lohit Devanagari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normal" style:font-name-complex="Lohit Devanagari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fo:background-color="transparent" style:font-name-asian="Noto Sans CJK SC" style:font-size-asian="10.5pt" style:font-style-asian="normal" style:font-weight-asian="bold" style:font-name-complex="Lohit Devanagari1" style:font-size-complex="10.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0pt" style:text-underline-style="solid" style:text-underline-width="auto" style:text-underline-color="font-color" fo:background-color="#dddddd" style:font-size-asian="10pt" style:font-size-complex="10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font-name="Nimbus Mono PS1" fo:font-size="15pt" style:font-size-asian="15pt" style:font-size-complex="15pt"/>
    </style:style>
    <style:style style:name="T21" style:family="text">
      <style:text-properties style:font-name="Liberation Sans3" fo:font-size="12pt" style:font-size-asian="12pt" style:font-size-complex="12pt"/>
    </style:style>
    <style:style style:name="T22" style:family="text">
      <style:text-properties style:font-name="Liberation Sans3" fo:font-size="9pt" style:font-size-asian="9pt" style:font-size-complex="9pt"/>
    </style:style>
    <style:style style:name="T23" style:family="text">
      <style:text-properties style:use-window-font-color="true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name-complex="Ubuntu" style:font-size-complex="1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fo:background-color="transparent" style:font-size-asian="10pt" style:font-style-asian="normal" style:font-weight-asian="normal" style:font-name-complex="Ubuntu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Ubuntu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ans3" fo:font-size="10pt" fo:font-style="normal" fo:text-shadow="none" style:text-underline-style="solid" style:text-underline-width="auto" style:text-underline-color="font-color" fo:font-weight="normal" style:letter-kerning="true" fo:background-color="transparent" style:font-size-asian="10pt" style:font-style-asian="normal" style:font-weight-asian="normal" style:font-name-complex="Ubuntu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Liberation Sans3" fo:font-size="10pt" style:font-size-asian="10pt" style:font-size-complex="10pt"/>
    </style:style>
    <style:style style:name="T29" style:family="text">
      <style:text-properties style:font-name="Liberation Sans3" fo:font-size="9pt" fo:font-weight="normal" style:font-size-asian="9pt" style:font-weight-asian="normal" style:font-size-complex="9pt" style:font-weight-complex="normal"/>
    </style:style>
    <style:style style:name="T30" style:family="text">
      <style:text-properties fo:color="#000000" style:text-outline="false" style:text-line-through-style="none" style:text-line-through-type="none" style:font-name="Liberation Sans3" fo:font-size="9pt" fo:font-style="normal" fo:text-shadow="none" style:text-underline-style="none" fo:font-weight="normal" style:letter-kerning="true" fo:background-color="transparent" style:font-size-asian="9pt" style:font-style-asian="normal" style:font-weight-asian="normal" style:font-name-complex="Ubuntu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Nimbus Mono PS1" fo:font-size="12pt" style:font-size-asian="12pt" style:font-size-complex="12pt"/>
    </style:style>
    <style:style style:name="T32" style:family="text">
      <style:text-properties fo:font-size="12pt" style:text-underline-style="solid" style:text-underline-width="auto" style:text-underline-color="font-color" fo:background-color="#eeeeee" style:font-size-asian="12pt" style:font-size-complex="12pt"/>
    </style:style>
    <style:style style:name="T33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ize="9pt" style:text-underline-style="none" style:font-size-asian="9pt" style:font-size-complex="9pt"/>
    </style:style>
    <style:style style:name="T3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7" style:family="text">
      <style:text-properties fo:font-size="12pt" style:text-underline-style="none" style:font-size-asian="12pt" style:font-size-complex="12pt"/>
    </style:style>
    <style:style style:name="T38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eeeee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111111" fo:font-size="10pt" style:text-underline-style="none" style:font-size-asian="10pt" style:font-size-complex="10pt"/>
    </style:style>
    <style:style style:name="T40" style:family="text">
      <style:text-properties fo:color="#111111" fo:font-size="10pt" style:text-underline-style="solid" style:text-underline-width="auto" style:text-underline-color="font-color" style:font-size-asian="10pt" style:font-size-complex="10pt"/>
    </style:style>
    <style:style style:name="T41" style:family="text">
      <style:text-properties fo:color="#111111" fo:font-size="10pt" style:font-size-asian="10pt" style:font-size-complex="10pt"/>
    </style:style>
    <style:style style:name="T42" style:family="text">
      <style:text-properties fo:color="#333333"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1.6cm" svg:height="0.572cm" svg:x="0.4cm" svg:y="0.228cm" presentation:class="title" presentation:user-transformed="true">
          <draw:text-box>
            <text:p text:style-name="P1"><text:span text:style-name="T1"><text:s/></text:span><text:span text:style-name="T1">Debasis Nath</text:span></text:p>
          </draw:text-box>
        </draw:frame>
        <draw:frame presentation:style-name="pr2" draw:text-style-name="P3" draw:layer="layout" svg:width="10.4cm" svg:height="14cm" svg:x="0.4cm" svg:y="1.4cm" presentation:class="subtitle" presentation:user-transformed="true">
          <draw:text-box>
            <text:p text:style-name="P1"><text:span text:style-name="T2">Summary:</text:span></text:p>
            <text:p text:style-name="P1"><text:span text:style-name="T3"/></text:p>
            <text:p text:style-name="P1"><text:span text:style-name="T4">I.T Professional with 4 <text:s/>years of experience in </text:span><text:span text:style-name="T5">Python</text:span><text:span text:style-name="T4">, </text:span><text:span text:style-name="T5">Django</text:span><text:span text:style-name="T4">, DRF, ServerLess Framework, </text:span><text:span text:style-name="T5">AWS</text:span><text:span text:style-name="T4">(Lambda, API-Gateway, S3, EC2, IAM, DynamoDB, Textract, Rekognition). Javascript, Typescript,MySQL, etc.</text:span></text:p>
            <text:p text:style-name="P1"><text:span text:style-name="T4"/></text:p>
            <text:p text:style-name="P1"><text:span text:style-name="T4">Recently learned hands-on : Ansible, Prometheus, Grafana, Telegraf, Nagios. </text:span></text:p>
            <text:p text:style-name="P1"><text:span text:style-name="T4"/></text:p>
            <text:p text:style-name="P1"><text:span text:style-name="T4">Also, In have good understanding of Git, Docker, Linux, bash, Pandas, Jupyter-Lab etc.</text:span></text:p>
            <text:p text:style-name="P1"><text:span text:style-name="T4"/></text:p>
            <text:p text:style-name="P1"><text:span text:style-name="T4">I have 4 years experience in technical teaching.</text:span></text:p>
            <text:p text:style-name="P1"><text:span text:style-name="T6"/></text:p>
            <text:p text:style-name="P1"><text:span text:style-name="T2">Strength:</text:span></text:p>
            <text:p text:style-name="P1"><text:span text:style-name="T2"/></text:p>
            <text:p text:style-name="P1"><text:span text:style-name="T4">* Always interested to learn new technology and domain quickly,</text:span></text:p>
            <text:p text:style-name="P1"><text:span text:style-name="T4">* Team player, Strong interpersonal skills, troubleshooting, debugging and analytical skills.</text:span></text:p>
            <text:p text:style-name="P1"><text:span text:style-name="T4">* Ability to understand technology from architecture point of view.</text:span></text:p>
            <text:p text:style-name="P1"><text:span text:style-name="T4">* Reputation for taking complete ownership of all assignments and successfully accomplishing them with best practices.</text:span></text:p>
            <text:p text:style-name="P1"><text:span text:style-name="T6"/></text:p>
            <text:p text:style-name="P1"><text:span text:style-name="T6"/></text:p>
            <text:p text:style-name="P1"><text:span text:style-name="T2">Technical Skill</text:span><text:span text:style-name="T6">:</text:span></text:p>
            <text:p text:style-name="P1"><text:span text:style-name="T6"/></text:p>
            <text:p text:style-name="P1"><text:span text:style-name="T3">*</text:span><text:span text:style-name="T7"> Python3</text:span><text:span text:style-name="T3">, Django, Rest API, MySQL, AWS(Lambda, cloud-formation, DynamoDB, Textract, Recognition), Server Less Framework, JavaScript, PHP, HTML, Bash, Ansible, Prometheus, Grafana, Telegraf, Linux, Basic knoledge of Angular and React.</text:span></text:p>
            <text:p text:style-name="P1"><text:span text:style-name="T3"/></text:p>
            <text:p text:style-name="P1"><text:span text:style-name="T3">* Undergoing learning in AWS-Glue, Athena</text:span></text:p>
            <text:p text:style-name="P1"><text:span text:style-name="T6"/></text:p>
            <text:p text:style-name="P1"><text:span text:style-name="T2">Process</text:span><text:span text:style-name="T6">: <text:s/></text:span><text:span text:style-name="T8">Agile</text:span><text:span text:style-name="T6"> </text:span></text:p>
            <text:p text:style-name="P1"><text:span text:style-name="T6"/></text:p>
            <text:p text:style-name="P1"><text:span text:style-name="T2">Domain</text:span><text:span text:style-name="T6">: </text:span><text:span text:style-name="T3">Web Development, Back-end Development, Full Stack Development, AWS Cloud management.</text:span></text:p>
            <text:p text:style-name="P1"><text:span text:style-name="T2"/></text:p>
            <text:p text:style-name="P1"><text:span text:style-name="T2">Applications</text:span><text:span text:style-name="T6">: <text:s/></text:span><text:span text:style-name="T3">Rest API Building, Online Tutorial Platform development and maintenance, AWS <text:s/>cloud console handling, <text:s/>Proctoring Application (Architect &amp; Develop)</text:span></text:p>
            <text:p text:style-name="P1"><text:span text:style-name="T9"/></text:p>
          </draw:text-box>
        </draw:frame>
        <draw:frame presentation:style-name="pr1" draw:text-style-name="P5" draw:layer="layout" svg:width="15.6cm" svg:height="0.572cm" svg:x="12.2cm" svg:y="0.2cm" presentation:class="title" presentation:user-transformed="true">
          <draw:text-box>
            <text:p text:style-name="P4"><text:span text:style-name="T1">Software Developer </text:span></text:p>
          </draw:text-box>
        </draw:frame>
        <draw:frame presentation:style-name="pr3" draw:text-style-name="P7" draw:layer="layout" svg:width="16.2cm" svg:height="13.8cm" svg:x="11.4cm" svg:y="1.6cm">
          <draw:text-box>
            <text:p text:style-name="P1"><text:span text:style-name="T10">Project Details / </text:span><text:span text:style-name="T11">Roles and responsibilities in my previous companies</text:span><text:span text:style-name="T12">:</text:span></text:p>
            <text:p text:style-name="P6"><text:span text:style-name="T12"/></text:p>
            <text:p text:style-name="P6"><text:span text:style-name="T12">1. I have developed and maintained an existing in-house</text:span><text:span text:style-name="T13"> Back-End REST API</text:span><text:span text:style-name="T12"> based on Python-</text:span><text:span text:style-name="T13">Django Rest Framework</text:span><text:span text:style-name="T12"> Application. There I have worked on functionalities like 1.HRMS, 2. Attendance Management System, 3.Logistics Management etc.</text:span></text:p>
            <text:p text:style-name="P6"><text:span text:style-name="T12"/></text:p>
            <text:p text:style-name="P6"><text:span text:style-name="T12">2. Generate </text:span><text:span text:style-name="T13">MySQL</text:span><text:span text:style-name="T12"> reports using MySQL work-bench, </text:span><text:span text:style-name="T13">Dockerize</text:span><text:span text:style-name="T12"> existing </text:span><text:span text:style-name="T13">Python</text:span><text:span text:style-name="T12"> application.</text:span></text:p>
            <text:p text:style-name="P6"><text:span text:style-name="T12"/></text:p>
            <text:p text:style-name="P6"><text:span text:style-name="T12">3. Worked on 'Online Tutorial Platform' where I had developed functionalities like 1. Resource Management, 2. Online Assignment Management, 3. Document Management. etc. Technologies used are PHP-Symfony, ORM, JavaScript, J-Query, MySQL(AWS RDS), EC2, S3, AWS-Textract, </text:span><text:span text:style-name="T13">Python3</text:span><text:span text:style-name="T12">. </text:span></text:p>
            <text:p text:style-name="P6"><text:span text:style-name="T12"/></text:p>
            <text:p text:style-name="P6"><text:span text:style-name="T12">4. I have architect and developed an online web based </text:span><text:span text:style-name="T13">Proctoring Application</text:span><text:span text:style-name="T12"> for that Online Tutorial Platform to monitor student's activity in an online Examination. <text:s/>Technology used are (Front-End) </text:span><text:span text:style-name="T13">React</text:span><text:span text:style-name="T12">, Firebase etc. (Back-End) AWS services/infrastructure like 1.</text:span><text:span text:style-name="T13">Rekognition</text:span><text:span text:style-name="T12">,</text:span></text:p>
            <text:p text:style-name="P6"><text:span text:style-name="T12">2.</text:span><text:span text:style-name="T13">AWS-Lambda</text:span><text:span text:style-name="T12">, 3.Python3, 4.</text:span><text:span text:style-name="T13">S3</text:span><text:span text:style-name="T12">, 5.Cognito, 6.</text:span><text:span text:style-name="T13">DynamoDB</text:span><text:span text:style-name="T12">, 7.EC2, 8.Serverless Framework. 9. Cloud-Formation, 10. Boto3, </text:span><text:span text:style-name="T13">AWS-Cli</text:span><text:span text:style-name="T12"> etc.</text:span></text:p>
            <text:p text:style-name="P6"><text:span text:style-name="T12"/></text:p>
            <text:p text:style-name="P6"><text:span text:style-name="T12">5. Also used to help others for debugging and understanding the architecture as an acting back-end lead. </text:span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1">Currently Working On</text:span><text:span text:style-name="T12">:</text:span></text:p>
            <text:p text:style-name="P6"><text:span text:style-name="T12"/></text:p>
            <text:p text:style-name="P6"><text:span text:style-name="T12">Automation using </text:span><text:span text:style-name="T13">Ansible</text:span><text:span text:style-name="T12">, Server Monitoring using </text:span><text:span text:style-name="T13">Prometheus</text:span><text:span text:style-name="T12">, Telegraf, Node-Exporter and Nagios etc. <text:s/>At Infosys Limit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3.4cm" svg:height="0.8cm" svg:x="0.4cm" svg:y="0.4cm">
          <draw:text-box>
            <text:p text:style-name="P9"><text:span text:style-name="T14">I. T Organizations</text:span></text:p>
          </draw:text-box>
        </draw:frame>
        <draw:frame draw:style-name="gr3" draw:text-style-name="P12" draw:layer="layout" svg:width="13.4cm" svg:height="5.4cm" svg:x="0.4cm" svg:y="1.2cm">
          <draw:text-box>
            <text:p><text:span text:style-name="T1">Infosys Limited (01/2023 – Present)</text:span></text:p>
            <text:p><text:span text:style-name="T15">Technical Analyst </text:span></text:p>
            <text:p><text:span text:style-name="T16">- Automation, Monitoring, Python, Bash, Ansible, Prometheous, etc</text:span></text:p>
            <text:p><text:span text:style-name="T16"/></text:p>
            <text:p text:style-name="P11"><text:span text:style-name="T17">Shyam Future Tech LLP</text:span><text:span text:style-name="T18"> </text:span><text:span text:style-name="T16">(03/2022 – 01/2023)</text:span></text:p>
            <text:p><text:span text:style-name="T16">(IT venture of Shyam Steel Industries Ltd., shyamfuture.com )</text:span><text:span text:style-name="T19"> </text:span></text:p>
            <text:p><text:span text:style-name="T16">- Python Developer</text:span></text:p>
            <text:p><text:span text:style-name="T16"/></text:p>
            <text:p><text:span text:style-name="T1">Digitalmate Kolkata (05/2019 - 03/2022)</text:span></text:p>
            <text:p><text:span text:style-name="T16">- Full Stack Web Developer</text:span></text:p>
          </draw:text-box>
        </draw:frame>
        <draw:frame draw:style-name="gr2" draw:text-style-name="P14" draw:layer="layout" svg:width="13.2cm" svg:height="0.8cm" svg:x="14.2cm" svg:y="0.4cm">
          <draw:text-box>
            <text:p text:style-name="P13"><text:span text:style-name="T14">Skill</text:span></text:p>
          </draw:text-box>
        </draw:frame>
        <draw:frame draw:style-name="gr4" draw:text-style-name="P15" draw:layer="layout" svg:width="13.4cm" svg:height="5.4cm" svg:x="14cm" svg:y="1.2cm">
          <draw:text-box>
            <text:p><text:span text:style-name="T20">Problem Solving, Debugging, Python, AWS, Django, <text:s/>MySql, Symfony-PHP, <text:s/>AWS-Lambda, S3, AWS EC-2, IAM, Cognito, Dynamodb, Textract, Rekognition,</text:span></text:p>
            <text:p><text:span text:style-name="T20">Server-Less Framework, Git, Linux, Pandas, Ansible, Bash, TypeScript, JavaScript</text:span></text:p>
          </draw:text-box>
        </draw:frame>
        <draw:frame draw:style-name="gr2" draw:text-style-name="P10" draw:layer="layout" svg:width="13.4cm" svg:height="0.8cm" svg:x="0.6cm" svg:y="7cm">
          <draw:text-box>
            <text:p text:style-name="P9"><text:span text:style-name="T14">Non I. T Organizations</text:span></text:p>
          </draw:text-box>
        </draw:frame>
        <draw:frame draw:style-name="gr3" draw:text-style-name="P12" draw:layer="layout" svg:width="13.4cm" svg:height="5.946cm" svg:x="0.6cm" svg:y="7.8cm">
          <draw:text-box>
            <text:p><text:span text:style-name="T21">Teleperformance, Indore </text:span><text:span text:style-name="T22">[ 26-09-2015 to 05-102017 ]</text:span></text:p>
            <text:p><text:span text:style-name="T23">- Customer Care Executive of Dubai Telecoms (Operation, Technical)</text:span></text:p>
            <text:p><text:span text:style-name="T24"/></text:p>
            <text:p><text:span text:style-name="T25">Adamas Institute of Technology, Barasat(A degree Engineering collage) </text:span><text:span text:style-name="T26">[ 22-02-2011 to Dec-2013 ]</text:span></text:p>
            <text:p><text:span text:style-name="T25">- </text:span><text:span text:style-name="T24">Technical Assistant of <text:s text:c="2"/>I.T. <text:s/>dept.(Taking lab classes of C, Core Java, HTML</text:span><text:span text:style-name="T27">,</text:span><text:span text:style-name="T24">Web Technology etc.)</text:span></text:p>
            <text:p><text:span text:style-name="T28"/></text:p>
            <text:p><text:span text:style-name="T21">IMC of Women Industrial Tanning <text:s/>Institute, <text:s/>Siliguri( 2nd Mile, Sevok Road, Siliguri) </text:span><text:span text:style-name="T29">[ </text:span><text:span text:style-name="T30">21-09-2010 to 21-02-2011</text:span><text:span text:style-name="T29">]</text:span></text:p>
            <text:p><text:span text:style-name="T28">- Contractual Instructor for I.T. sector</text:span></text:p>
            <text:p><text:span text:style-name="T28">(Used to take classes of <text:s/>Repair and Maintenance of Computer Hardware for Advance Module</text:span><text:span text:style-name="T31"> <text:s text:c="2"/></text:span></text:p>
          </draw:text-box>
        </draw:frame>
        <draw:frame draw:style-name="gr5" draw:text-style-name="P12" draw:layer="layout" svg:width="13.4cm" svg:height="6.2cm" svg:x="14.2cm" svg:y="8cm">
          <draw:text-box>
            <text:p><text:span text:style-name="T16">EXTRA CURRICULAR ACTIVITY : <text:s text:c="151"/></text:span></text:p>
            <text:p><text:span text:style-name="T16">I represented Science Exhibition Representation on Chemistry at School and Seminar Representation on Open Source Software at College. </text:span></text:p>
            <text:p><text:span text:style-name="T16"/></text:p>
            <text:p><text:span text:style-name="T16"/></text:p>
            <text:p><text:span text:style-name="T16">HOBBIES: Solo travelling, Photography and <text:s/>Playing Tabla.</text:span></text:p>
          </draw:text-box>
        </draw:frame>
        <draw:frame draw:style-name="gr2" draw:text-style-name="P10" draw:layer="layout" svg:width="13.4cm" svg:height="0.8cm" svg:x="14.2cm" svg:y="7cm">
          <draw:text-box>
            <text:p text:style-name="P9"><text:span text:style-name="T14">Hobbies and Extracurricular Activ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16" draw:layer="layout" svg:width="13.4cm" svg:height="8.8cm" svg:x="0.4cm" svg:y="1cm">
          <draw:text-box>
            <text:p text:style-name="P13"><text:span text:style-name="T32">EDUCATION</text:span></text:p>
            <text:p><text:span text:style-name="T16"/></text:p>
            <text:p><text:span text:style-name="T16"><text:s/></text:span><text:span text:style-name="T33">B.Tech Degree </text:span></text:p>
            <text:p><text:span text:style-name="T34"><text:s/></text:span><text:span text:style-name="T34">(Information Technology) <text:s/>Murshidabad College Of Engineering and Technology (M.C.E.T)</text:span></text:p>
            <text:p><text:span text:style-name="T34"><text:s/></text:span><text:span text:style-name="T34">06/2004 – 05/2008</text:span></text:p>
            <text:p><text:span text:style-name="T34"><text:s/></text:span><text:span text:style-name="T34">7.01 DGPA</text:span></text:p>
            <text:p><text:span text:style-name="T34"/></text:p>
            <text:p><text:span text:style-name="T35"><text:s/></text:span><text:span text:style-name="T33">Higher Secondary(10+2)</text:span></text:p>
            <text:p><text:span text:style-name="T34"><text:s/></text:span><text:span text:style-name="T34">Bonomali Pur Priyanath Institition(H.S) </text:span></text:p>
            <text:p><text:span text:style-name="T34"><text:s/></text:span><text:span text:style-name="T34">07/2001 – 07/2004,</text:span></text:p>
            <text:p><text:span text:style-name="T34"><text:s/></text:span><text:span text:style-name="T34">52.01%</text:span></text:p>
            <text:p><text:span text:style-name="T34"/></text:p>
            <text:p><text:span text:style-name="T34"/></text:p>
            <text:p><text:span text:style-name="T35"><text:s/></text:span><text:span text:style-name="T33">Secondar</text:span><text:span text:style-name="T34">y</text:span></text:p>
            <text:p><text:span text:style-name="T34"><text:s/></text:span><text:span text:style-name="T34">Bonomali Pur Priyanath Institition(H.S)</text:span></text:p>
            <text:p><text:span text:style-name="T34"><text:s/></text:span><text:span text:style-name="T34">06/2000 – 05/2001</text:span></text:p>
            <text:p><text:span text:style-name="T34"><text:s/></text:span><text:span text:style-name="T34">63.75%</text:span></text:p>
          </draw:text-box>
        </draw:frame>
        <draw:frame draw:style-name="gr6" draw:text-style-name="P17" draw:layer="layout" svg:width="13.4cm" svg:height="8.8cm" svg:x="14cm" svg:y="1cm">
          <draw:text-box>
            <text:p text:style-name="P13"><text:span text:style-name="T32">LANGUAGES</text:span></text:p>
            <text:p text:style-name="P13"><text:span text:style-name="T36"/></text:p>
            <text:p text:style-name="P1"><text:span text:style-name="T37">English <text:s/></text:span></text:p>
            <text:p text:style-name="P1"><text:span text:style-name="T38">(</text:span><text:span text:style-name="T37">Full Professional Proficiency)</text:span></text:p>
            <text:p text:style-name="P1"><text:span text:style-name="T36"/></text:p>
            <text:p text:style-name="P1"><text:span text:style-name="T37">Bangali</text:span></text:p>
            <text:p text:style-name="P1"><text:span text:style-name="T37">(Native or Bilingual Proficiency)</text:span></text:p>
            <text:p text:style-name="P1"><text:span text:style-name="T36"/></text:p>
            <text:p text:style-name="P1"><text:span text:style-name="T37">Hindi</text:span></text:p>
            <text:p text:style-name="P1"><text:span text:style-name="T37">( Full Professional Proficiency )</text:span></text:p>
            <text:p text:style-name="P1"><text:span text:style-name="T37"/></text:p>
          </draw:text-box>
        </draw:frame>
        <draw:frame presentation:style-name="pr6" draw:text-style-name="P18" draw:layer="layout" svg:width="27.395cm" svg:height="1.2cm" svg:x="0.201cm" svg:y="14.4cm" presentation:class="title" presentation:user-transformed="true">
          <draw:text-box>
            <text:p text:style-name="P1"><text:span text:style-name="T39"><text:s text:c="3"/></text:span><text:span text:style-name="T40">https://debasis-nath-profile-12a.up.railway.app/</text:span><text:span text:style-name="T41"> <text:s/>(Profile)</text:span><text:span text:style-name="T16">, <text:s text:c="4"/></text:span><text:span text:style-name="T42"><text:a xlink:href="https://www.linkedin.com/in/debasis-nath-13783121/" xlink:type="simple">https://www.linkedin.com/in/debasis-nath-13783121/</text:a></text:span><text:span text:style-name="T16"><text:s text:c="2"/>(Linkedin)</text:span></text:p>
          </draw:text-box>
        </draw:frame>
        <draw:frame draw:style-name="gr7" draw:text-style-name="P20" draw:layer="layout" svg:width="18cm" svg:height="1.674cm" svg:x="0.4cm" svg:y="10.4cm">
          <draw:text-box>
            <text:p text:style-name="P19"><text:span text:style-name="T1">Preferred Editor: <text:s text:c="3"/>VS Code, Sublime Text 4, PyCharm</text:span></text:p>
            <text:p text:style-name="P19"><text:span text:style-name="T1">Preferred <text:s/>OS: <text:s text:c="3"/>Ubuntu 20.04 Or Any Unix Type O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/>
    <style:font-face style:name="Nimbus Mono PS1" svg:font-family="'Nimbus Mono PS'" style:font-pitch="fixed"/>
    <style:font-face style:name="Liberation Sans1" svg:font-family="'Liberation Sans'" style:font-pitch="variable"/>
    <style:font-face style:name="Lohit Devanagari" svg:font-family="'Lohit Devanagari'" style:font-pitch="variable"/>
    <style:font-face style:name="Luxi Sans" svg:font-family="'Luxi Sans', 'Times New Roman'" style:font-pitch="variable"/>
    <style:font-face style:name="Nimbus Mono PS" svg:font-family="'Nimbus Mono PS'" style:font-pitch="variable"/>
    <style:font-face style:name="Noto Serif CJK SC" svg:font-family="'Noto Serif CJK SC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ffffff" draw:opacity="100%" draw:opacity-name="Transparency_20_1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Heading_20_2" style:display-name="Heading 2" style:family="graphic">
      <style:paragraph-properties fo:margin-top="0.623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8pt" fo:language="en" fo:country="US" fo:font-weight="bold" style:letter-kerning="true" style:font-name-asian="Lohit Devanagari" style:font-family-asian="'Lohit Devanagari'" style:font-pitch-asian="variable" style:font-size-asian="18pt" style:language-asian="ar" style:country-asian="SA" style:font-weight-asian="bold"/>
    </style:style>
    <style:style style:name="Heading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uxi Sans" fo:font-family="'Luxi Sans', 'Times New Roman'" style:font-pitch="variable" fo:font-size="14pt" fo:language="en" fo:country="US" style:letter-kerning="true" style:font-name-asian="Luxi Sans" style:font-family-asian="'Luxi Sans', 'Times New Roman'" style:font-pitch-asian="variable" style:font-size-asian="14pt" style:language-asian="ar" style:country-asian="SA"/>
    </style:style>
    <style:style style:name="Heading_20_3" style:display-name="Heading 3" style:family="graphic">
      <style:paragraph-properties fo:margin-left="0cm" fo:margin-right="0cm" fo:margin-top="0.746cm" fo:margin-bottom="0.187cm" fo:text-align="start" fo:text-indent="0cm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6pt" fo:language="en" fo:country="US" fo:font-weight="bold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WW-Default_20_Paragraph_20_Font1" style:display-name="WW-Default Paragraph Font1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Hyper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WW-Absatz-Standardschriftart11111111111111111111111111111111111111" style:family="graphic">
      <style:paragraph-properties style:text-autospace="none"/>
    </style:style>
    <style:style style:name="WW-Absatz-Standardschriftart1111111111111111111111111111111111111" style:family="graphic">
      <style:paragraph-properties style:text-autospace="none"/>
    </style:style>
    <style:style style:name="WW-Absatz-Standardschriftart111111111111111111111111111111111111" style:family="graphic">
      <style:paragraph-properties style:text-autospace="none"/>
    </style:style>
    <style:style style:name="WW-Absatz-Standardschriftart11111111111111111111111111111111111" style:family="graphic">
      <style:paragraph-properties style:text-autospace="none"/>
    </style:style>
    <style:style style:name="WW-Absatz-Standardschriftart1111111111111111111111111111111111" style:family="graphic">
      <style:paragraph-properties style:text-autospace="none"/>
    </style:style>
    <style:style style:name="WW-Absatz-Standardschriftart111111111111111111111111111111111" style:family="graphic">
      <style:paragraph-properties style:text-autospace="none"/>
    </style:style>
    <style:style style:name="WW-Absatz-Standardschriftart11111111111111111111111111111111" style:family="graphic">
      <style:paragraph-properties style:text-autospace="none"/>
    </style:style>
    <style:style style:name="WW-Absatz-Standardschriftart1111111111111111111111111111111" style:family="graphic">
      <style:paragraph-properties style:text-autospace="none"/>
    </style:style>
    <style:style style:name="WW-Default_20_Paragraph_20_Font111111111" style:display-name="WW-Default Paragraph Font111111111" style:family="graphic">
      <style:paragraph-properties style:text-autospace="none"/>
    </style:style>
    <style:style style:name="WW-Absatz-Standardschriftart111111111111111111111111111111" style:family="graphic">
      <style:paragraph-properties style:text-autospace="none"/>
    </style:style>
    <style:style style:name="WW-Absatz-Standardschriftart11111111111111111111111111111" style:family="graphic">
      <style:paragraph-properties style:text-autospace="none"/>
    </style:style>
    <style:style style:name="WW-Default_20_Paragraph_20_Font11111111" style:display-name="WW-Default Paragraph Font11111111" style:family="graphic">
      <style:paragraph-properties style:text-autospace="none"/>
    </style:style>
    <style:style style:name="WW-Absatz-Standardschriftart1111111111111111111111111111" style:family="graphic">
      <style:paragraph-properties style:text-autospace="none"/>
    </style:style>
    <style:style style:name="WW-Absatz-Standardschriftart111111111111111111111111111" style:family="graphic">
      <style:paragraph-properties style:text-autospace="none"/>
    </style:style>
    <style:style style:name="WW-Default_20_Paragraph_20_Font1111111" style:display-name="WW-Default Paragraph Font1111111" style:family="graphic">
      <style:paragraph-properties style:text-autospace="none"/>
    </style:style>
    <style:style style:name="WW-Absatz-Standardschriftart11111111111111111111111111" style:family="graphic">
      <style:paragraph-properties style:text-autospace="none"/>
    </style:style>
    <style:style style:name="WW-Absatz-Standardschriftart1111111111111111111111111" style:family="graphic">
      <style:paragraph-properties style:text-autospace="none"/>
    </style:style>
    <style:style style:name="WW-Default_20_Paragraph_20_Font111111" style:display-name="WW-Default Paragraph Font111111" style:family="graphic">
      <style:paragraph-properties style:text-autospace="none"/>
    </style:style>
    <style:style style:name="WW-Absatz-Standardschriftart111111111111111111111111" style:family="graphic">
      <style:paragraph-properties style:text-autospace="none"/>
    </style:style>
    <style:style style:name="WW-Absatz-Standardschriftart11111111111111111111111" style:family="graphic">
      <style:paragraph-properties style:text-autospace="none"/>
    </style:style>
    <style:style style:name="WW-Absatz-Standardschriftart1111111111111111111111" style:family="graphic">
      <style:paragraph-properties style:text-autospace="none"/>
    </style:style>
    <style:style style:name="WW-Absatz-Standardschriftart111111111111111111111" style:family="graphic">
      <style:paragraph-properties style:text-autospace="none"/>
    </style:style>
    <style:style style:name="WW-Absatz-Standardschriftart11111111111111111111" style:family="graphic">
      <style:paragraph-properties style:text-autospace="none"/>
    </style:style>
    <style:style style:name="WW-Absatz-Standardschriftart1111111111111111111" style:family="graphic">
      <style:paragraph-properties style:text-autospace="none"/>
    </style:style>
    <style:style style:name="WW-Absatz-Standardschriftart111111111111111111" style:family="graphic">
      <style:paragraph-properties style:text-autospace="none"/>
    </style:style>
    <style:style style:name="WW-Absatz-Standardschriftart11111111111111111" style:family="graphic">
      <style:paragraph-properties style:text-autospace="none"/>
    </style:style>
    <style:style style:name="WW-Absatz-Standardschriftart1111111111111111" style:family="graphic">
      <style:paragraph-properties style:text-autospace="none"/>
    </style:style>
    <style:style style:name="WW-Default_20_Paragraph_20_Font11111" style:display-name="WW-Default Paragraph Font11111" style:family="graphic">
      <style:paragraph-properties style:text-autospace="none"/>
    </style:style>
    <style:style style:name="WW-Absatz-Standardschriftart111111111111111" style:family="graphic">
      <style:paragraph-properties style:text-autospace="none"/>
    </style:style>
    <style:style style:name="WW-Absatz-Standardschriftart11111111111111" style:family="graphic">
      <style:paragraph-properties style:text-autospace="none"/>
    </style:style>
    <style:style style:name="WW-Absatz-Standardschriftart1111111111111" style:family="graphic">
      <style:paragraph-properties style:text-autospace="none"/>
    </style:style>
    <style:style style:name="WW-Absatz-Standardschriftart111111111111" style:family="graphic">
      <style:paragraph-properties style:text-autospace="none"/>
    </style:style>
    <style:style style:name="WW-Absatz-Standardschriftart11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Default_20_Paragraph_20_Font1111" style:display-name="WW-Default Paragraph Font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Default_20_Paragraph_20_Font111" style:display-name="WW-Default Paragraph Font111" style:family="graphic">
      <style:paragraph-properties style:text-autospace="none"/>
    </style:style>
    <style:style style:name="WW-Default_20_Paragraph_20_Font11" style:display-name="WW-Default Paragraph Font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WW8Num1ztrue611" style:family="graphic">
      <style:paragraph-properties style:text-autospace="none"/>
    </style:style>
    <style:style style:name="WW-WW8Num1ztrue511" style:family="graphic">
      <style:paragraph-properties style:text-autospace="none"/>
    </style:style>
    <style:style style:name="WW-WW8Num1ztrue411" style:family="graphic">
      <style:paragraph-properties style:text-autospace="none"/>
    </style:style>
    <style:style style:name="WW-WW8Num1ztrue311" style:family="graphic">
      <style:paragraph-properties style:text-autospace="none"/>
    </style:style>
    <style:style style:name="WW-WW8Num1ztrue211" style:family="graphic">
      <style:paragraph-properties style:text-autospace="none"/>
    </style:style>
    <style:style style:name="WW-WW8Num1ztrue1111" style:family="graphic">
      <style:paragraph-properties style:text-autospace="none"/>
    </style:style>
    <style:style style:name="WW-WW8Num1ztrue71" style:family="graphic">
      <style:paragraph-properties style:text-autospace="none"/>
    </style:style>
    <style:style style:name="WW-WW8Num1ztrue61" style:family="graphic">
      <style:paragraph-properties style:text-autospace="none"/>
    </style:style>
    <style:style style:name="WW-WW8Num1ztrue51" style:family="graphic">
      <style:paragraph-properties style:text-autospace="none"/>
    </style:style>
    <style:style style:name="WW-WW8Num1ztrue41" style:family="graphic">
      <style:paragraph-properties style:text-autospace="none"/>
    </style:style>
    <style:style style:name="WW-WW8Num1ztrue31" style:family="graphic">
      <style:paragraph-properties style:text-autospace="none"/>
    </style:style>
    <style:style style:name="WW-WW8Num1ztrue21" style:family="graphic">
      <style:paragraph-properties style:text-autospace="none"/>
    </style:style>
    <style:style style:name="WW-WW8Num1ztrue111" style:family="graphic">
      <style:paragraph-properties style:text-autospace="none"/>
    </style:style>
    <style:style style:name="WW-WW8Num1ztrue7" style:family="graphic">
      <style:paragraph-properties style:text-autospace="none"/>
    </style:style>
    <style:style style:name="WW-WW8Num1ztrue6" style:family="graphic">
      <style:paragraph-properties style:text-autospace="none"/>
    </style:style>
    <style:style style:name="WW-WW8Num1ztrue5" style:family="graphic">
      <style:paragraph-properties style:text-autospace="none"/>
    </style:style>
    <style:style style:name="WW-WW8Num1ztrue4" style:family="graphic">
      <style:paragraph-properties style:text-autospace="none"/>
    </style:style>
    <style:style style:name="WW-WW8Num1ztrue3" style:family="graphic">
      <style:paragraph-properties style:text-autospace="none"/>
    </style:style>
    <style:style style:name="WW-WW8Num1ztrue2" style:family="graphic">
      <style:paragraph-properties style:text-autospace="none"/>
    </style:style>
    <style:style style:name="WW-WW8Num1ztrue11" style:family="graphic">
      <style:paragraph-properties style:text-autospace="none"/>
    </style:style>
    <style:style style:name="WW-WW8Num1ztrue1234567" style:family="graphic">
      <style:paragraph-properties style:text-autospace="none"/>
    </style:style>
    <style:style style:name="WW-WW8Num1ztrue123456" style:family="graphic">
      <style:paragraph-properties style:text-autospace="none"/>
    </style:style>
    <style:style style:name="WW-WW8Num1ztrue12345" style:family="graphic">
      <style:paragraph-properties style:text-autospace="none"/>
    </style:style>
    <style:style style:name="WW-WW8Num1ztrue1234" style:family="graphic">
      <style:paragraph-properties style:text-autospace="none"/>
    </style:style>
    <style:style style:name="WW-WW8Num1ztrue123" style:family="graphic">
      <style:paragraph-properties style:text-autospace="none"/>
    </style:style>
    <style:style style:name="WW-WW8Num1ztrue12" style:family="graphic">
      <style:paragraph-properties style:text-autospace="none"/>
    </style:style>
    <style:style style:name="WW-WW8Num1ztrue1" style:family="graphic">
      <style:paragraph-properties style:text-autospace="none"/>
    </style:style>
    <style:style style:name="WW-WW8Num1ztrue" style:family="graphic">
      <style:paragraph-properties style:text-autospace="none"/>
    </style:style>
    <style:style style:name="WW8Num1ztrue" style:family="graphic">
      <style:paragraph-properties style:text-autospace="none"/>
    </style:style>
    <style:style style:name="WW8Num1zfalse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Table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0pt" fo:language="en" fo:country="US" fo:font-style="italic" style:letter-kerning="true" style:font-name-asian="Nimbus Roman No9 L" style:font-family-asian="'Nimbus Roman No9 L', 'Times New Roman'" style:font-family-generic-asian="roman" style:font-pitch-asian="variable" style:font-size-asian="10pt" style:language-asian="ar" style:country-asian="SA" style:font-style-asian="italic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0pt" fo:language="en" fo:country="US" fo:font-style="italic" style:letter-kerning="true" style:font-name-asian="Nimbus Roman No9 L" style:font-family-asian="'Nimbus Roman No9 L', 'Times New Roman'" style:font-family-generic-asian="roman" style:font-pitch-asian="variable" style:font-size-asian="10pt" style:language-asian="ar" style:country-asian="SA" style:font-style-asian="italic"/>
    </style:style>
    <style:style style:name="Table_20_Heading" style:display-name="Table Heading" style:family="graphic">
      <style:paragraph-properties fo:text-align="center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fo:font-style="italic" fo:font-weight="bold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 style:font-style-asian="italic" style:font-weight-asian="bold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List" style:family="graphic">
      <style:paragraph-properties fo:margin-top="0cm" fo:margin-bottom="0.374cm"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n" fo:country="US" style:letter-kerning="true" style:font-name-asian="Nimbus Roman No9 L" style:font-family-asian="'Nimbus Roman No9 L', 'Times New Roman'" style:font-family-generic-asian="roman" style:font-pitch-asian="variable" style:font-size-asian="12pt" style:language-asian="ar" style:country-asian="SA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4:29:49.395545081</meta:creation-date>
    <meta:editing-duration>PT4H19M11S</meta:editing-duration>
    <meta:editing-cycles>44</meta:editing-cycles>
    <meta:generator>LibreOffice/6.4.7.2$Linux_X86_64 LibreOffice_project/40$Build-2</meta:generator>
    <dc:title>DNA</dc:title>
    <dc:date>2023-06-21T16:20:18.343360533</dc:date>
    <meta:document-statistic meta:object-count="56"/>
  </office:meta>
</office:document-meta>
</file>